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3cdf" officeooo:paragraph-rsid="000c3cdf"/>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0cbe7f"/>
    </style:style>
    <style:style style:name="P4" style:family="paragraph" style:parent-style-name="Standard">
      <style:text-properties officeooo:rsid="0011b97b" officeooo:paragraph-rsid="0011b97b"/>
    </style:style>
    <style:style style:name="P5" style:family="paragraph" style:parent-style-name="Standard">
      <style:text-properties officeooo:rsid="0011e2f0" officeooo:paragraph-rsid="0011e2f0"/>
    </style:style>
    <style:style style:name="P6" style:family="paragraph" style:parent-style-name="Standard">
      <style:text-properties officeooo:paragraph-rsid="0013b86f"/>
    </style:style>
    <style:style style:name="P7" style:family="paragraph" style:parent-style-name="Standard">
      <style:text-properties officeooo:paragraph-rsid="001435c9"/>
    </style:style>
    <style:style style:name="T1" style:family="text">
      <style:text-properties officeooo:rsid="000c7dfc"/>
    </style:style>
    <style:style style:name="T2" style:family="text">
      <style:text-properties officeooo:rsid="000cbe7f"/>
    </style:style>
    <style:style style:name="T3" style:family="text">
      <style:text-properties officeooo:rsid="000e8d4e"/>
    </style:style>
    <style:style style:name="T4" style:family="text">
      <style:text-properties officeooo:rsid="0011b97b"/>
    </style:style>
    <style:style style:name="T5" style:family="text">
      <style:text-properties officeooo:rsid="0011e2f0"/>
    </style:style>
    <style:style style:name="T6" style:family="text">
      <style:text-properties officeooo:rsid="0013b86f"/>
    </style:style>
    <style:style style:name="T7" style:family="text">
      <style:text-properties officeooo:rsid="001435c9"/>
    </style:style>
    <style:style style:name="T8" style:family="text">
      <style:text-properties officeooo:rsid="0017d33c"/>
    </style:style>
    <style:style style:name="T9" style:family="text">
      <style:text-properties fo:font-weight="bold" officeooo:rsid="0017d33c"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age </text:span><text:page-number text:select-page="current">1</text:page-number> <text:s text:c="4"/>02/12/2022 <text:s text:c="11"/><text:span text:style-name="T9">Thoughts on Balancing, EMC, Log readout</text:span></text:p>
      <text:p text:style-name="Standard"/>
      <text:p text:style-name="Standard">Here is some thinking out loud, i.e. the clatter of the keyboard. I started to pick up with the sw for the BQ board where I left off when the last <text:span text:style-name="T4">BQ </text:span>blow-up took place. Then there was the push to get the pcbs into fab. The current sw logic on the BQ board needs revision, though it currently does balancing OK. Most of the issues apply to '14921 (and '1818).</text:p>
      <text:p text:style-name="Standard"/>
      <text:p text:style-name="Standard">The <text:span text:style-name="T4">present </text:span>issue I'm wrestling with is the balancing and CAN readout. Digging into the cell readout over CAN raised the issue. </text:p>
      <text:p text:style-name="Standard"/>
      <text:p text:style-name="P2">When should the BMS be balancing--</text:p>
      <text:p text:style-name="Standard"/>
      <text:p text:style-name="Standard">There is no point to attempt balancing when the module is under heavy load. Any differences in inter-cell connection link resistances would enter in the cell voltage readouts and distort the balancing. To know if the module is under heavy load the current reading from the contactor CAN msgs could be used. The "below ground" current sense resistance on the module would be another way to measure current and it would make the module independent of the contactor CAN msgs. Something to think about.</text:p>
      <text:p text:style-name="Standard"/>
      <text:p text:style-name="Standard">Another issue with this is the idle time needed for the discharge fets &amp; resistors to be draining cells. <text:span text:style-name="T4">During cell readout the discharging of the FETs, dump resistor, and heater, are disabled. The time required for readout robs from the time for discharge.</text:span> The BQ has a slow cycle mode that gets the readout/idle-time up in the 80% realm. If cell voltage readouts are needed 16 times per sec, the BQ has to be running readouts continuously. Each pass through the cells takes about 60 ms, and three passes are needed to pick up the additional items, such as thermistors. If a msg from the EMC requests a reading, the current array of cell voltages would be sent. Some cells might have just been read and others would be around 60 ms old. To be able to do balancing and timely readouts the sw logic would have to switch between readout and balance modes based on some criteria.</text:p>
      <text:p text:style-name="Standard"/>
      <text:p text:style-name="Standard">For the '14921 I'm expecting that the readout will take less than 3 ms. That leaves a lot of time for cell balancing with EMC requests coming in at 16 per sec. The issue of balancing under <text:span text:style-name="T1">load </text:span>current remains, so trying to do balancing under load, at least heavy load, should not be done.</text:p>
      <text:p text:style-name="Standard"/>
      <text:p text:style-name="P2">EMC <text:span text:style-name="T1">polling </text:span>rate--</text:p>
      <text:p text:style-name="Standard"/>
      <text:p text:style-name="Standard">There is no need to be reading and logging cell voltages at 16 per sec unless the battery string is under load. When not under load, once every two or three secs seems fast enough. When the heavy load stops there <text:span text:style-name="T4">is </text:span>a cell voltage recovery which we might want to capture. I notice that with <text:span text:style-name="T4">my</text:span> small LiPo <text:span text:style-name="T1">proxy </text:span>pack. Two or three secs between readings is fast enough. Maybe it could be even slower.</text:p>
      <text:p text:style-name="Standard"/>
      <text:p text:style-name="P4">With regard to balancing, the cell voltage recovery after discharge can result in charging the cell a small amount above the target voltage. When the discharge FET is turned off and the cell reading taken immediately the cell will be low. The continuing recovery then adds to the charging so that at the end of the charging cycle the cell is now somewhat above the target voltage. The small cells in the proxy pack, 250 mah, magnify the effect, so with a 16 ah (2P) cell the effect would be expected to be much smaller.</text:p>
      <text:p text:style-name="Standard"/>
      <text:p text:style-name="Standard">One approach <text:span text:style-name="T5">to the polling rate</text:span> is to have the EMC send BMS cell readout requests at 16 per sec when the MC state is in any state other than SAFE mode. <text:span text:style-name="T5">When not in SAFE mode the polling rate would be </text:span><text:soft-page-break/><text:span text:style-name="T5">slow.</text:span> That would have to be accompanied with a timeout for missing state msgs, so that the EMC would drop into "slow mode" whenever MC state msgs were missed for <text:span text:style-name="T1">more than</text:span> 'x' secs.</text:p>
      <text:p text:style-name="Standard"/>
      <text:p text:style-name="P5">There might be other polling rates, e.g. discharge-to-target for discharging for long-term storage, so the EMC polling strategy might be contingent on a number of different system states.</text:p>
      <text:p text:style-name="P5"/>
      <text:p text:style-name="Standard"/>
      <text:p text:style-name="P2">BMS logic--</text:p>
      <text:p text:style-name="Standard"/>
      <text:p text:style-name="Standard">The loop waits for an EMC msg for 'x' secs. When it times out, it sends a heartbeat that is a status msg followed by a complete set of cell voltage readings (six CAN msgs). The 3 bit sequence number <text:span text:style-name="T1">for</text:span> the <text:span text:style-name="T1">group of </text:span>msgs would be whatever is current. </text:p>
      <text:p text:style-name="Standard"/>
      <text:p text:style-name="Standard">When an EMC readout msg is received, or a heartbeat timeout occurs, the charger is disabled; readings taken; and, the CAN msgs sent. The charger is disabled whenever readings are being taken, or the load current is over a threshold, or a dump state is on; otherwise, it is enabled. A dump state would be set by the EMC sending a msg for that module to turn on the dump fet for module balancing. This would be a timeout protected state so the dump state has to be renewed periodically. Having the charger running would be counterproductive. This raises the issue of, when does the EMC do balancing and charging?</text:p>
      <text:p text:style-name="Standard"/>
      <text:p text:style-name="Standard">When the CAN power is removed, the BMS runs on battery long enough to assure the BMS chip is placed in shutdown mode. The charger cannot charge during this shutdown sequence since it is powered from the dc-dc converter, which obviously is not powered. CAN msgs are not possible since the system side of the CAN driver depends on the 12v power. The battery side would still be getting 3.3v when the processor is running on battery.</text:p>
      <text:p text:style-name="Standard"/>
      <text:p text:style-name="P2">EMC balancing/charging--</text:p>
      <text:p text:style-name="Standard"/>
      <text:p text:style-name="Standard">When does the EMC do module level balancing? </text:p>
      <text:p text:style-name="Standard"/>
      <text:p text:style-name="P6">To balance, it needs to be able to turn the string charger on/off. If the string charger is CAN bus controlled, the EMC will be receiving msgs, or polling and receiving msgs, from the string charger which will show that it is alive. If the CAN msgs are present but the charger doesn't charge, e.g. <text:span text:style-name="T6">the string charger is </text:span>not connected to the string, there shouldn't be a problem with the logic; the string voltage would not increase. <text:span text:style-name="T6">D</text:span>umping would discharge all the modules down to the lowest module's voltage, or the lowest module voltage cutoff threshold. </text:p>
      <text:p text:style-name="P6"/>
      <text:p text:style-name="P6"><text:span text:style-name="T6">This might not be desirable as it could mean discharging all but one weak module, i.e. a chase to the bottom. A lowest discharge voltage cut-off would be a way to prevent this. The same principle could also be applied to cells at the module level balancing. Net, don’t run the good cells all the way down to the level of a bad cell.</text:span></text:p>
      <text:p text:style-name="Standard"/>
      <text:p text:style-name="Standard">If the EMC checks for the string charger <text:span text:style-name="T7">show that it has </text:span>fail<text:span text:style-name="T7">ed, i.e. no signs of being able to charge</text:span>, then the EMC cannot do module level balancing. However, left long enough on their own, the <text:span text:style-name="T7">trickle chargers on the </text:span>BMS boards will eventually have all the cells balanced and at full charge. <text:span text:style-name="T7">With the trickle charge rate in the 80-110 ma rate, it might take a long time, but m</text:span>odule level balancing would not be needed.</text:p>
      <text:p text:style-name="Standard"/>
      <text:p text:style-name="Standard"><text:soft-page-break/>The EMC would turn on the string charger whenever no cell on the string was at max, and of course the charger is alive and well. Before sending a cell readout command it would turn off the charger. The charger would be re-enabled when all the CAN msgs have been received. A timeout would be needed to cover the case of missing CAN msgs. Retrying 'n' times would be done before showing an error.</text:p>
      <text:p text:style-name="Standard"/>
      <text:p text:style-name="Standard">When the first cell in a string reaches max the string charger is turned off. Any module that has all of its cells within 'x' of max would be given a command to turn on the dump fet.</text:p>
      <text:p text:style-name="Standard"/>
      <text:p text:style-name="P2">Cell logging and readout--</text:p>
      <text:p text:style-name="Standard"/>
      <text:p text:style-name="P7">Readout <text:span text:style-name="T7">of logged mgs</text:span> over the CAN bus poses problems. If the original CAN <text:span text:style-name="T7">msg</text:span> is used for a logged msg, then the bus traffic is indistinguishable from original BMS msgs. Worse, the EMC would be putting out CAN msgs with the same CAN id as the BMS units. Also, if it is simply a replay, the EMC commands would be replayed and they would trigger BMS responses. If the CAN bus is used to retrieve logged BMS data, then the CAN msgs would need to be repackaged with different CAN ids. This would include contactor CAN msgs. </text:p>
      <text:p text:style-name="P7"/>
      <text:p text:style-name="P7">In general any logged CAN msg sent over the CAN bus would require a new CAN id, <text:span text:style-name="T7">or repackaging in CAN msgs with CAN IDs that “say” this CAN msg(s) contains logged CAN msgs. </text:span>To send a logged CAN msg, it would be encapsulated in one or more <text:span text:style-name="T7">of the</text:span> CAN msgs with this log CAN id. Sequence numbers would be required since several encapsulated CAN msgs would be required to convey a single logged CAN msg. A binary packing scheme would help. All rather messy.</text:p>
      <text:p text:style-name="Standard"/>
      <text:p text:style-name="Standard">Assuming a RPi is used for the logging, BMS data could be accessed via wi-fi, or ethernet. I don't think the system units <text:span text:style-name="T7">on the CAN bus</text:span> have any need for logged data. <text:span text:style-name="T7">The EMC might be the exception but it has the logged data and does not have to use CAN to access it.</text:span> The <text:span text:style-name="T7">other units on the CAN bus</text:span> do their thing in realtime. It is the HC where the log data would be used.</text:p>
      <text:p text:style-name="Standard"/>
      <text:p text:style-name="P3">Logging of new data will also be taking place when readout will be needed, e.g. at the end of a launch the charger(s) would be going full tilt to recharge between launches. <text:span text:style-name="T7">Given the volume of log data for the battery system, it </text:span>suggests that there be a single log file, <text:span text:style-name="T7">and there would be</text:span> a small file <text:span text:style-name="T7">associated with it</text:span> that logs the EMC log file position, date/time, and launch MC state when the <text:span text:style-name="T2">MC state changes, or some other significant change is noted. The start/end positions in the log file can then be directly accessed by obtaining the file position from this small file, and thus avoid a long search through the log file. In effect the small file is a specialized index file for accessing the sequential and long log file.</text:span></text:p>
      <text:p text:style-name="Standard"/>
      <text:p text:style-name="Standard"/>
      <text:p text:style-name="Standard"/>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2T21:31:35.382620437</meta:creation-date>
    <dc:date>2022-02-27T12:51:03.974195772</dc:date>
    <meta:editing-duration>PT17M54S</meta:editing-duration>
    <meta:editing-cycles>8</meta:editing-cycles>
    <meta:generator>LibreOffice/5.1.6.2$Linux_X86_64 LibreOffice_project/10m0$Build-2</meta:generator>
    <meta:document-statistic meta:table-count="0" meta:image-count="0" meta:object-count="0" meta:page-count="3" meta:paragraph-count="29" meta:word-count="1685" meta:character-count="9128" meta:non-whitespace-character-count="7452"/>
  </office:meta>
</office:document-meta>
</file>